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7874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2.2516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5752in"/>
    </style:style>
    <style:style style:name="co17" style:family="table-column">
      <style:table-column-properties fo:break-before="auto" style:column-width="0.4846in"/>
    </style:style>
    <style:style style:name="co18" style:family="table-column">
      <style:table-column-properties fo:break-before="auto" style:column-width="0.4516in"/>
    </style:style>
    <style:style style:name="co19" style:family="table-column">
      <style:table-column-properties fo:break-before="auto" style:column-width="2.8209in"/>
    </style:style>
    <style:style style:name="co20" style:family="table-column">
      <style:table-column-properties fo:break-before="auto" style:column-width="0.4063in"/>
    </style:style>
    <style:style style:name="co21" style:family="table-column">
      <style:table-column-properties fo:break-before="auto" style:column-width="1.1957in"/>
    </style:style>
    <style:style style:name="co22" style:family="table-column">
      <style:table-column-properties fo:break-before="auto" style:column-width="1.1736in"/>
    </style:style>
    <style:style style:name="co23" style:family="table-column">
      <style:table-column-properties fo:break-before="auto" style:column-width="1.0835in"/>
    </style:style>
    <style:style style:name="co24" style:family="table-column">
      <style:table-column-properties fo:break-before="auto" style:column-width="1.6252in"/>
    </style:style>
    <style:style style:name="co25" style:family="table-column">
      <style:table-column-properties fo:break-before="auto" style:column-width="1.6138in"/>
    </style:style>
    <style:style style:name="co26" style:family="table-column">
      <style:table-column-properties fo:break-before="auto" style:column-width="1.1283in"/>
    </style:style>
    <style:style style:name="co27" style:family="table-column">
      <style:table-column-properties fo:break-before="auto" style:column-width="0.948in"/>
    </style:style>
    <style:style style:name="co28" style:family="table-column">
      <style:table-column-properties fo:break-before="auto" style:column-width="1.3091in"/>
    </style:style>
    <style:style style:name="co29" style:family="table-column">
      <style:table-column-properties fo:break-before="auto" style:column-width="1.5909in"/>
    </style:style>
    <style:style style:name="co30" style:family="table-column">
      <style:table-column-properties fo:break-before="auto" style:column-width="1.3311in"/>
    </style:style>
    <style:style style:name="co31" style:family="table-column">
      <style:table-column-properties fo:break-before="auto" style:column-width="1.3874in"/>
    </style:style>
    <style:style style:name="co32" style:family="table-column">
      <style:table-column-properties fo:break-before="auto" style:column-width="0.5189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0043in"/>
    </style:style>
    <style:style style:name="co35" style:family="table-column">
      <style:table-column-properties fo:break-before="auto" style:column-width="0.9138in"/>
    </style:style>
    <style:style style:name="co36" style:family="table-column">
      <style:table-column-properties fo:break-before="auto" style:column-width="0.5417in"/>
    </style:style>
    <style:style style:name="co37" style:family="table-column">
      <style:table-column-properties fo:break-before="auto" style:column-width="0.7673in"/>
    </style:style>
    <style:style style:name="co38" style:family="table-column">
      <style:table-column-properties fo:break-before="auto" style:column-width="0.4173in"/>
    </style:style>
    <style:style style:name="co39" style:family="table-column">
      <style:table-column-properties fo:break-before="auto" style:column-width="0.1917in"/>
    </style:style>
    <style:style style:name="co40" style:family="table-column">
      <style:table-column-properties fo:break-before="auto" style:column-width="0.8909in"/>
    </style:style>
    <style:style style:name="co41" style:family="table-column">
      <style:table-column-properties fo:break-before="auto" style:column-width="1.2972in"/>
    </style:style>
    <style:style style:name="co42" style:family="table-column">
      <style:table-column-properties fo:break-before="auto" style:column-width="1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5917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top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top"/>
      <style:paragraph-properties fo:text-align="end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top"/>
      <style:paragraph-properties fo:text-align="end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0138in" fo:padding-left="0.0417in" fo:padding-right="0.0138in" fo:padding-top="0.0138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top"/>
      <style:paragraph-properties fo:text-align="start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top"/>
    </style:style>
    <style:style style:name="ce45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top"/>
    </style:style>
    <style:style style:name="ce46" style:family="table-cell" style:parent-style-name="Default">
      <style:table-cell-properties fo:wrap-option="wrap" fo:padding-bottom="0.0138in" fo:padding-left="0.0417in" fo:padding-right="0.0417in" fo:padding-top="0.0138in" style:vertical-align="top"/>
    </style:style>
    <style:style style:name="ce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top"/>
    </style:style>
    <style:style style:name="ce49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74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2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23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4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6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141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42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143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144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145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146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1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148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263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bottom"/>
      <style:paragraph-properties fo:text-align="end" fo:margin-left="0in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bottom"/>
      <style:paragraph-properties fo:text-align="end" fo:margin-left="0in"/>
    </style:style>
    <style:style style:name="ce272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8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79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center" fo:margin-left="0in"/>
    </style:style>
    <style:style style:name="ce280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</style:style>
    <style:style style:name="ce281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83" style:family="table-cell" style:parent-style-name="Default">
      <style:table-cell-properties fo:background-color="#00ff00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8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86" style:family="table-cell" style:parent-style-name="Default">
      <style:table-cell-properties fo:background-color="#ec9ba4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87" style:family="table-cell" style:parent-style-name="Default">
      <style:table-cell-properties fo:background-color="#ccf4c6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8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9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tutorial_part1</text:p>
          </table:table-cell>
          <table:table-cell table:style-name="ce44" office:value-type="string" calcext:value-type="string">
            <text:p>??? 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7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52370" calcext:value-type="float">
            <text:p>52370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 (empty 0000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FF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7" office:value-type="string" calcext:value-type="string">
            <text:p>junk14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207936" calcext:value-type="float">
            <text:p>207936</text:p>
          </table:table-cell>
          <table:table-cell table:style-name="ce37" office:value-type="string" calcext:value-type="string">
            <text:p>junk15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417" calcext:value-type="float">
            <text:p>417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9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0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5" table:default-cell-style-name="ce86"/>
        <table:table-column table:style-name="co13" table:default-cell-style-name="ce103"/>
        <table:table-column table:style-name="co14" table:default-cell-style-name="ce111"/>
        <table:table-column table:style-name="co15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73"/>
        <table:table-column table:style-name="co17" table:default-cell-style-name="ce6"/>
        <table:table-column table:style-name="co18" table:default-cell-style-name="ce6"/>
        <table:table-column table:style-name="co19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0" table:default-cell-style-name="ce73"/>
        <table:table-column table:style-name="co21" table:default-cell-style-name="ce272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63" table:number-columns-repeated="2"/>
          <table:table-cell table:style-name="ce278" table:number-columns-repeated="2"/>
          <table:table-cell table:style-name="ce263" table:number-columns-repeated="3"/>
          <table:table-cell table:style-name="ce278" table:number-columns-repeated="2"/>
          <table:table-cell table:style-name="ce263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2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0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8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3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9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4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9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9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4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4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9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5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0"/>
          <table:table-cell table:number-columns-repeated="51"/>
        </table:table-row>
        <table:table-row table:style-name="ro1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5">
          <table:table-cell table:number-columns-repeated="6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104835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5" table:style-name="ta1">
        <table:table-column table:style-name="co1" table:default-cell-style-name="Default"/>
        <table:table-column table:style-name="co18" table:default-cell-style-name="ce73"/>
        <table:table-column table:style-name="co31" table:default-cell-style-name="ce138"/>
        <table:table-column table:style-name="co17" table:number-columns-repeated="8" table:default-cell-style-name="ce282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79" table:number-columns-repeated="8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0" table:number-columns-repeated="7"/>
          <table:table-cell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0" table:number-columns-repeated="7"/>
          <table:table-cell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0" table:number-columns-repeated="5"/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/>
          <table:table-cell table:number-columns-repeated="2" table:style-name="ce280" office:value-type="string" calcext:value-type="string">
            <text:p>x</text:p>
          </table:table-cell>
          <table:table-cell table:style-name="ce28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/>
          <table:table-cell table:number-columns-repeated="3"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number-columns-repeated="2"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0" office:value-type="string" calcext:value-type="string">
            <text:p>x</text:p>
          </table:table-cell>
          <table:table-cell table:style-name="ce280"/>
          <table:table-cell table:number-columns-repeated="2"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280" office:value-type="string" calcext:value-type="string">
            <text:p>x</text:p>
          </table:table-cell>
          <table:table-cell table:style-name="ce28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/>
          <table:table-cell table:number-columns-repeated="2"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number-columns-repeated="2"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5"/>
          <table:table-cell table:style-name="ce280" office:value-type="string" calcext:value-type="string">
            <text:p>x</text:p>
          </table:table-cell>
          <table:table-cell table:style-name="ce28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137"/>
          <table:table-cell table:style-name="ce281" table:number-columns-repeated="8"/>
          <table:table-cell table:number-columns-repeated="58"/>
        </table:table-row>
        <table:table-row table:style-name="ro1" table:number-rows-repeated="1048513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Sheet6" table:style-name="ta1">
        <table:table-column table:style-name="co1" table:default-cell-style-name="Default"/>
        <table:table-column table:style-name="co32" table:default-cell-style-name="ce73"/>
        <table:table-column table:style-name="co33" table:default-cell-style-name="ce138"/>
        <table:table-column table:style-name="co34" table:default-cell-style-name="ce138"/>
        <table:table-column table:style-name="co35" table:default-cell-style-name="ce138"/>
        <table:table-column table:style-name="co31" table:default-cell-style-name="ce282"/>
        <table:table-column table:style-name="co36" table:default-cell-style-name="ce282"/>
        <table:table-column table:style-name="co37" table:number-columns-repeated="2" table:default-cell-style-name="ce282"/>
        <table:table-column table:style-name="co38" table:default-cell-style-name="ce282"/>
        <table:table-column table:style-name="co39" table:default-cell-style-name="Default"/>
        <table:table-column table:style-name="co40" table:default-cell-style-name="ce12"/>
        <table:table-column table:style-name="co41" table:default-cell-style-name="ce12"/>
        <table:table-column table:style-name="co40" table:default-cell-style-name="ce12"/>
        <table:table-column table:style-name="co42" table:default-cell-style-name="ce12"/>
        <table:table-column table:style-name="co8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79" table:number-columns-repeated="5"/>
          <table:table-cell table:style-name="ce12"/>
          <table:table-cell table:style-name="ce120"/>
          <table:table-cell table:style-name="ce127" table:number-columns-repeated="2"/>
          <table:table-cell table:style-name="ce279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3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5" office:value-type="string" calcext:value-type="string">
            <text:p>Passable</text:p>
          </table:table-cell>
          <table:table-cell table:style-name="ce5"/>
          <table:table-cell table:style-name="ce288"/>
          <table:table-cell table:style-name="ce121" office:value-type="string" calcext:value-type="string">
            <text:p>Bits</text:p>
          </table:table-cell>
          <table:table-cell table:style-name="ce283" office:value-type="string" calcext:value-type="string">
            <text:p>Decimal</text:p>
          </table:table-cell>
          <table:table-cell table:style-name="ce283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5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0" office:value-type="string" calcext:value-type="string">
            <text:p>Nothing</text:p>
          </table:table-cell>
          <table:table-cell table:style-name="ce284" table:number-columns-repeated="4"/>
          <table:table-cell table:style-name="ce289"/>
          <table:table-cell table:style-name="ce73" office:value-type="string" calcext:value-type="string">
            <text:p>8+17</text:p>
          </table:table-cell>
          <table:table-cell table:style-name="ce290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0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0" office:value-type="string" calcext:value-type="string">
            <text:p>Tree/bush</text:p>
          </table:table-cell>
          <table:table-cell table:style-name="ce285"/>
          <table:table-cell table:style-name="ce287"/>
          <table:table-cell table:style-name="ce285"/>
          <table:table-cell table:style-name="ce287"/>
          <table:table-cell table:style-name="ce289"/>
          <table:table-cell table:style-name="ce73" office:value-type="string" calcext:value-type="string">
            <text:p>3+8+17</text:p>
          </table:table-cell>
          <table:table-cell table:style-name="ce290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0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0" office:value-type="string" calcext:value-type="string">
            <text:p>Rock</text:p>
          </table:table-cell>
          <table:table-cell table:style-name="ce285"/>
          <table:table-cell table:style-name="ce287"/>
          <table:table-cell table:style-name="ce285"/>
          <table:table-cell table:style-name="ce287"/>
          <table:table-cell table:style-name="ce289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0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0" office:value-type="string" calcext:value-type="string">
            <text:p>Water</text:p>
          </table:table-cell>
          <table:table-cell table:style-name="ce285"/>
          <table:table-cell table:style-name="ce287"/>
          <table:table-cell table:style-name="ce285"/>
          <table:table-cell table:style-name="ce287"/>
          <table:table-cell table:style-name="ce289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0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0" office:value-type="string" calcext:value-type="string">
            <text:p>Building</text:p>
          </table:table-cell>
          <table:table-cell table:style-name="ce285"/>
          <table:table-cell table:style-name="ce287"/>
          <table:table-cell table:style-name="ce285"/>
          <table:table-cell table:style-name="ce287"/>
          <table:table-cell table:style-name="ce289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0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4" office:value-type="string" calcext:value-type="string">
            <text:p>Shrub</text:p>
          </table:table-cell>
          <table:table-cell table:style-name="ce285"/>
          <table:table-cell table:style-name="ce287"/>
          <table:table-cell table:style-name="ce285"/>
          <table:table-cell table:style-name="ce287"/>
          <table:table-cell table:style-name="ce289"/>
          <table:table-cell table:style-name="ce290" office:value-type="string" calcext:value-type="string">
            <text:p>4+7</text:p>
          </table:table-cell>
          <table:table-cell table:style-name="ce290" office:value-type="string" calcext:value-type="string">
            <text:p>8+64</text:p>
          </table:table-cell>
          <table:table-cell table:style-name="ce290" office:value-type="float" office:value="72" calcext:value-type="float">
            <text:p>72</text:p>
          </table:table-cell>
          <table:table-cell table:style-name="ce291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0" office:value-type="string" calcext:value-type="string">
            <text:p>Gardens</text:p>
          </table:table-cell>
          <table:table-cell table:style-name="ce285"/>
          <table:table-cell table:style-name="ce287"/>
          <table:table-cell table:style-name="ce285"/>
          <table:table-cell table:style-name="ce287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0" office:value-type="string" calcext:value-type="string">
            <text:p>Road</text:p>
          </table:table-cell>
          <table:table-cell table:style-name="ce285"/>
          <table:table-cell table:style-name="ce287"/>
          <table:table-cell table:style-name="ce285"/>
          <table:table-cell table:style-name="ce287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0" office:value-type="string" calcext:value-type="string">
            <text:p>Groundwater</text:p>
          </table:table-cell>
          <table:table-cell table:style-name="ce280" table:number-columns-repeated="4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0" office:value-type="string" calcext:value-type="string">
            <text:p>Irrigation ditch</text:p>
          </table:table-cell>
          <table:table-cell table:style-name="ce285"/>
          <table:table-cell table:style-name="ce287"/>
          <table:table-cell table:style-name="ce285"/>
          <table:table-cell table:style-name="ce287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4" office:value-type="string" calcext:value-type="string">
            <text:p>Cliff</text:p>
          </table:table-cell>
          <table:table-cell table:style-name="ce285"/>
          <table:table-cell table:style-name="ce280"/>
          <table:table-cell table:style-name="ce285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4" office:value-type="string" calcext:value-type="string">
            <text:p>Ramp</text:p>
          </table:table-cell>
          <table:table-cell table:style-name="ce285"/>
          <table:table-cell table:style-name="ce280"/>
          <table:table-cell table:style-name="ce285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0" office:value-type="string" calcext:value-type="string">
            <text:p>Meadow</text:p>
          </table:table-cell>
          <table:table-cell table:style-name="ce280" table:number-columns-repeated="4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4" office:value-type="string" calcext:value-type="string">
            <text:p>Rubble</text:p>
          </table:table-cell>
          <table:table-cell table:style-name="ce285"/>
          <table:table-cell table:style-name="ce287"/>
          <table:table-cell table:style-name="ce285"/>
          <table:table-cell table:style-name="ce287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0" office:value-type="string" calcext:value-type="string">
            <text:p>Well range</text:p>
          </table:table-cell>
          <table:table-cell table:style-name="ce280" table:number-columns-repeated="4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4" office:value-type="string" calcext:value-type="string">
            <text:p>Wall</text:p>
          </table:table-cell>
          <table:table-cell table:style-name="ce285"/>
          <table:table-cell table:style-name="ce287"/>
          <table:table-cell table:style-name="ce285"/>
          <table:table-cell table:style-name="ce287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4" office:value-type="string" calcext:value-type="string">
            <text:p>Gatehouse</text:p>
          </table:table-cell>
          <table:table-cell table:style-name="ce285"/>
          <table:table-cell table:style-name="ce287"/>
          <table:table-cell table:style-name="ce285"/>
          <table:table-cell table:style-name="ce287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0" office:value-type="string" calcext:value-type="string">
            <text:p>Floodplain</text:p>
          </table:table-cell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4"/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0" office:value-type="string" calcext:value-type="string">
            <text:p>Reeds</text:p>
          </table:table-cell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4"/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0" office:value-type="string" calcext:value-type="string">
            <text:p>Ore</text:p>
          </table:table-cell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4"/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4"/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4"/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4"/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0" office:value-type="string" calcext:value-type="string">
            <text:p>Dune</text:p>
          </table:table-cell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0" office:value-type="string" calcext:value-type="string">
            <text:p>Deep water</text:p>
          </table:table-cell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4"/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4"/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4"/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4"/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4"/>
          <table:table-cell table:style-name="ce286"/>
          <table:table-cell table:style-name="ce280"/>
          <table:table-cell table:style-name="ce286"/>
          <table:table-cell table:style-name="ce280"/>
          <table:table-cell table:style-name="ce289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1" table:number-columns-repeated="5"/>
          <table:table-cell/>
          <table:table-cell table:style-name="ce122"/>
          <table:table-cell table:style-name="ce137" table:number-columns-repeated="2"/>
          <table:table-cell table:style-name="ce281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07:59:24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10-11T05:43:28.717000000</dc:date>
    <meta:editing-duration>P30DT9H51M22S</meta:editing-duration>
    <meta:editing-cycles>386</meta:editing-cycles>
    <meta:generator>LibreOffice/6.3.0.4$Windows_X86_64 LibreOffice_project/057fc023c990d676a43019934386b85b21a9ee99</meta:generator>
    <meta:document-statistic meta:table-count="6" meta:cell-count="2773" meta:object-count="0"/>
  </office:meta>
</office:document-meta>
</file>